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graphic" style:name="a393" style:parent-style-name="Graphics">
      <style:graphic-properties draw:fill="none" draw:stroke="none"/>
    </style:style>
    <style:style style:family="graphic" style:name="a394" style:parent-style-name="Graphics">
      <style:graphic-properties draw:fill="none" draw:stroke="none"/>
    </style:style>
    <style:style style:family="graphic" style:name="a395" style:parent-style-name="Graphics">
      <style:graphic-properties draw:fill="none" draw:stroke="none"/>
    </style:style>
    <style:style style:family="graphic" style:name="a396" style:parent-style-name="Graphics">
      <style:graphic-properties draw:fill="none" draw:stroke="none"/>
    </style:style>
    <style:style style:family="graphic" style:name="a397" style:parent-style-name="Graphics">
      <style:graphic-properties draw:fill="none" draw:stroke="none"/>
    </style:style>
    <style:style style:family="graphic" style:name="a398" style:parent-style-name="Graphics">
      <style:graphic-properties draw:fill="none" draw:stroke="none"/>
    </style:style>
    <style:style style:family="drawing-page" style:name="a380">
      <style:drawing-page-properties draw:fill="solid" draw:fill-color="#d9d9d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10" svg:x="-0.00593in" svg:y="0.00333in" svg:width="13.33926in" svg:height="7.49667in" style:rel-width="scale" style:rel-height="scale">
          <draw:image xlink:href="media/image1.png" xlink:type="simple" xlink:show="embed" xlink:actuate="onLoad"/>
          <svg:title/>
          <svg:desc/>
        </draw:frame>
        <draw:frame draw:id="id64" presentation:style-name="a389" draw:name="Subtitle 2" svg:x="1.66667in" svg:y="4.32653in" svg:width="10in" svg:height="1.42347in" presentation:class="subtitle" presentation:placeholder="false">
          <draw:text-box>
            <text:p text:style-name="a388" text:class-names="" text:cond-style-name=""><text:span text:style-name="a382" text:class-names="">Majario – Matt, James, R</text:span><text:span text:style-name="a383" text:class-names="">(</text:span><text:span text:style-name="a384" text:class-names="">i</text:span><text:span text:style-name="a385" text:class-names="">)</text:span><text:span text:style-name="a386" text:class-names="">ob</text:span><text:span text:style-name="a387" text:class-names=""/></text:p>
          </draw:text-box>
          <svg:title/>
          <svg:desc/>
        </draw:frame>
        <draw:g draw:name="Group 19" draw:id="id65">
          <svg:title/>
          <svg:desc/>
          <draw:frame draw:id="id66" draw:style-name="a390" draw:name="Picture 6" svg:x="0.60928in" svg:y="2.60257in" svg:width="1.25in" svg:height="1.36816in" style:rel-width="scale" style:rel-height="scale">
            <draw:image xlink:href="media/image2.png" xlink:type="simple" xlink:show="embed" xlink:actuate="onLoad"/>
            <svg:title/>
            <svg:desc/>
          </draw:frame>
          <draw:frame draw:id="id67" draw:style-name="a391" draw:name="Picture 7" svg:x="3.26251in" svg:y="2.62614in" svg:width="0.88583in" svg:height="1.37078in" style:rel-width="scale" style:rel-height="scale">
            <draw:image xlink:href="media/image3.png" xlink:type="simple" xlink:show="embed" xlink:actuate="onLoad"/>
            <svg:title/>
            <svg:desc/>
          </draw:frame>
          <draw:frame draw:id="id68" draw:style-name="a392" draw:name="Picture 8" svg:x="1.92762in" svg:y="2.61772in" svg:width="1.33833in" svg:height="1.37731in" style:rel-width="scale" style:rel-height="scale">
            <draw:image xlink:href="media/image4.png" xlink:type="simple" xlink:show="embed" xlink:actuate="onLoad"/>
            <svg:title/>
            <svg:desc/>
          </draw:frame>
          <draw:frame draw:id="id69" draw:style-name="a393" draw:name="Picture 11" svg:x="4.15232in" svg:y="2.61499in" svg:width="1.30612in" svg:height="1.37078in" style:rel-width="scale" style:rel-height="scale">
            <draw:image xlink:href="media/image5.png" xlink:type="simple" xlink:show="embed" xlink:actuate="onLoad"/>
            <svg:title/>
            <svg:desc/>
          </draw:frame>
          <draw:frame draw:id="id70" draw:style-name="a394" draw:name="Picture 12" svg:x="5.39922in" svg:y="3.02586in" svg:width="1.07823in" svg:height="0.56103in" style:rel-width="scale" style:rel-height="scale">
            <draw:image xlink:href="media/image6.png" xlink:type="simple" xlink:show="embed" xlink:actuate="onLoad"/>
            <svg:title/>
            <svg:desc/>
          </draw:frame>
          <draw:frame draw:id="id71" draw:style-name="a395" draw:name="Picture 15" svg:x="6.46885in" svg:y="2.62335in" svg:width="1.91026in" svg:height="1.36816in" style:rel-width="scale" style:rel-height="scale">
            <draw:image xlink:href="media/image7.png" xlink:type="simple" xlink:show="embed" xlink:actuate="onLoad"/>
            <svg:title/>
            <svg:desc/>
          </draw:frame>
          <draw:frame draw:id="id72" draw:style-name="a396" draw:name="Picture 16" svg:x="7.9667in" svg:y="2.60257in" svg:width="1.69068in" svg:height="1.72396in" style:rel-width="scale" style:rel-height="scale">
            <draw:image xlink:href="media/image8.png" xlink:type="simple" xlink:show="embed" xlink:actuate="onLoad"/>
            <svg:title/>
            <svg:desc/>
          </draw:frame>
          <draw:frame draw:id="id73" draw:style-name="a397" draw:name="Picture 17" svg:x="9.71958in" svg:y="2.58031in" svg:width="1.41309in" svg:height="1.45425in" style:rel-width="scale" style:rel-height="scale">
            <draw:image xlink:href="media/image9.png" xlink:type="simple" xlink:show="embed" xlink:actuate="onLoad"/>
            <svg:title/>
            <svg:desc/>
          </draw:frame>
          <draw:frame draw:id="id74" draw:style-name="a398" draw:name="Picture 18" svg:x="10.77525in" svg:y="2.41716in" svg:width="1.94287in" svg:height="1.90938in" style:rel-width="scale" style:rel-height="scale">
            <draw:image xlink:href="media/image10.png" xlink:type="simple" xlink:show="embed" xlink:actuate="onLoad"/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ames Hill</meta:initial-creator>
    <dc:creator>James Hill</dc:creator>
    <meta:creation-date>2015-10-07T12:49:15Z</meta:creation-date>
    <dc:date>2015-10-07T13:29:09Z</dc:date>
    <meta:editing-cycles>5</meta:editing-cycles>
    <meta:editing-duration>PT2394S</meta:editing-duration>
    <meta:document-statistic meta:paragraph-count="1" meta:word-count="7"/>
  </office:meta>
</office:document-meta>
</file>